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pt"/>
    </style:style>
    <style:style style:name="co2" style:family="table-column">
      <style:table-column-properties fo:break-before="auto" style:column-width="166.9pt"/>
    </style:style>
    <style:style style:name="co3" style:family="table-column">
      <style:table-column-properties fo:break-before="auto" style:column-width="175.61pt"/>
    </style:style>
    <style:style style:name="co4" style:family="table-column">
      <style:table-column-properties fo:break-before="auto" style:column-width="250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ro4" style:family="table-row">
      <style:table-row-properties style:row-height="114.35pt" fo:break-before="auto" style:use-optimal-row-height="true"/>
    </style:style>
    <style:style style:name="ro5" style:family="table-row">
      <style:table-row-properties style:row-height="58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2-OLinuXino-Lime2_Rev_L_e8Gs16M_IND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, R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 R26, R119, R120, 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 R116, R117, R118, R124, 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 R79, R80, R81,</text:p>
            <text:p>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, R16, R17, R31, R34, R36, R37, R42, R44, R52,</text:p>
            <text:p> R54, R58, R62, R64, R68, R71, R78, R121, 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 C248, C2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 C140, C141, C142, C167, C173, C187, 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71,C83,C85, C87, C109, C119, C135, C136, C137,</text:p>
            <text:p> C149, C152, C193, C236, C237, C239, C240, C242,</text:p>
            <text:p> C243, C244, C247, C250, C252, C253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 C11, C12,</text:p>
            <text:p> C13, C14, C16, C17, C18, C19, C20, C21, C22, C23,</text:p>
            <text:p> C24, C25, C26, C27, C28, C29, C30, C31, C32, C33,</text:p>
            <text:p> C34, C35, C36, C37, C38, C39, C40, C41, C42, C43,</text:p>
            <text:p> C44, C45, C46, C47, C48, C49, C50, C51, C52, C53,</text:p>
            <text:p> C54, C55, C56, C57, C58, C59, C60, C61, C62, C63,</text:p>
            <text:p> C64, C65, C66, C67, C68, C69, C70, C74, C75, C76,</text:p>
            <text:p>C92,C93,C94,C95, C96, C97, C98, C99, C100, C106,</text:p>
            <text:p> C107, C121, C126, C129, C130, C131, C132, C133,</text:p>
            <text:p> C144, C148, C164, C178, C184, C189, C194, C19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nF/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08, C125, C159, C176, C179, C18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4, C86, C8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8, C163, C171, C183, C185, C186, C188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 C160, C161,</text:p>
            <text:p> C162, C166, C170, C172, C174</text:p>
          </table:table-cell>
          <table:table-cell table:number-columns-repeated="1020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89, C118, C120, C122, C123, C124, C138,</text:p>
            <text:p> C143, C145, C147, C151, C165, C168, C175, C177,</text:p>
            <text:p> C181, C190, C191, C192, C195, C198, C202, C203,</text:p>
            <text:p> C204, C205, C206, C207, C208, C210, C212, C213,</text:p>
            <text:p> C220, C222, C241, C246, C256,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7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CM7V-T1A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TFC8GAKAJCN-4M IT</text:p>
          </table:table-cell>
          <table:table-cell table:style-name="ce3" office:value-type="string" calcext:value-type="string">
            <text:p>KLMAG2GEND-B031(FBGA153)</text:p>
          </table:table-cell>
          <table:table-cell table:style-name="ce3" office:value-type="string" calcext:value-type="string">
            <text:p>U23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KSZ9031RNXIC-TR</text:p>
          </table:table-cell>
          <table:table-cell table:style-name="ce3" office:value-type="string" calcext:value-type="string">
            <text:p>KSZ9031RNX</text:p>
          </table:table-cell>
          <table:table-cell table:style-name="ce3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475I-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T41K256M16HA-125IT:E</text:p>
            <text:p>(DDR3L-1600_11-11-11)</text:p>
          </table:table-cell>
          <table:table-cell table:style-name="ce3" office:value-type="string" calcext:value-type="string">
            <text:p>H5TQ2G63BFR_</text:p>
            <text:p>MEM4G16D3EABG-125HYNIX</text:p>
          </table:table-cell>
          <table:table-cell table:style-name="ce3"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W25Q128JVSIQ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-V16X-2X10-LF</text:p>
          </table:table-cell>
          <table:table-cell office:value-type="string" calcext:value-type="string">
            <text:p>ML20GPH127SMT-02X10</text:p>
            <text:p>(PA-V16X-2X10-LF)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-V16X-2X20-LF</text:p>
          </table:table-cell>
          <table:table-cell office:value-type="string" calcext:value-type="string">
            <text:p>ML40-GPH127SMT-02X20</text:p>
            <text:p>(PA-V16X-2X20-LF)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-USB-OTG</text:p>
            <text:p>(MSB-SW-5AB-LF)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28, R49, R50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2, R23, R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2, C113, C1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8, U9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2pt"/>
    </style:style>
    <style:style style:name="MT2" style:family="text">
      <style:text-properties fo:font-size="10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06-24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 style:data-style-name="N2" text:time-value="13:13:14.746947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13:32:28.808651298</dc:date>
    <meta:editing-duration>PT4H34M12S</meta:editing-duration>
    <meta:editing-cycles>64</meta:editing-cycles>
    <meta:generator>LibreOffice/5.1.6.2$Linux_X86_64 LibreOffice_project/10m0$Build-2</meta:generator>
    <meta:document-statistic meta:table-count="1" meta:cell-count="444" meta:object-count="0"/>
  </office:meta>
</office:document-meta>
</file>